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9f1" officeooo:paragraph-rsid="000d69f1"/>
    </style:style>
    <style:style style:name="P2" style:family="paragraph" style:parent-style-name="Standard">
      <style:text-properties officeooo:rsid="001195db" officeooo:paragraph-rsid="001195db"/>
    </style:style>
    <style:style style:name="P3" style:family="paragraph" style:parent-style-name="Standard">
      <style:text-properties officeooo:rsid="0012b409" officeooo:paragraph-rsid="0012b409"/>
    </style:style>
    <style:style style:name="P4" style:family="paragraph" style:parent-style-name="Standard">
      <style:text-properties officeooo:rsid="0014a93d" officeooo:paragraph-rsid="0014a93d"/>
    </style:style>
    <style:style style:name="P5" style:family="paragraph" style:parent-style-name="Standard">
      <style:text-properties officeooo:rsid="001619c0" officeooo:paragraph-rsid="001619c0"/>
    </style:style>
    <style:style style:name="P6" style:family="paragraph" style:parent-style-name="Standard">
      <style:text-properties officeooo:rsid="00191c4c" officeooo:paragraph-rsid="00191c4c"/>
    </style:style>
    <style:style style:name="P7" style:family="paragraph" style:parent-style-name="Standard">
      <style:text-properties officeooo:rsid="00193e11" officeooo:paragraph-rsid="00193e11"/>
    </style:style>
    <style:style style:name="P8" style:family="paragraph" style:parent-style-name="Standard">
      <style:text-properties officeooo:rsid="001db3d5" officeooo:paragraph-rsid="001db3d5"/>
    </style:style>
    <style:style style:name="P9" style:family="paragraph" style:parent-style-name="Standard">
      <style:text-properties officeooo:rsid="001ed5bf" officeooo:paragraph-rsid="001ed5bf"/>
    </style:style>
    <style:style style:name="P10" style:family="paragraph" style:parent-style-name="Standard">
      <style:text-properties officeooo:rsid="0020d422" officeooo:paragraph-rsid="0020d422"/>
    </style:style>
    <style:style style:name="P11" style:family="paragraph" style:parent-style-name="Standard">
      <style:text-properties officeooo:rsid="00225cd6" officeooo:paragraph-rsid="00225cd6"/>
    </style:style>
    <style:style style:name="P12" style:family="paragraph" style:parent-style-name="Standard">
      <style:text-properties officeooo:rsid="0023d680" officeooo:paragraph-rsid="0023d680"/>
    </style:style>
    <style:style style:name="P13" style:family="paragraph" style:parent-style-name="Standard">
      <style:text-properties officeooo:rsid="0025b6f1" officeooo:paragraph-rsid="0025b6f1"/>
    </style:style>
    <style:style style:name="P14" style:family="paragraph" style:parent-style-name="Standard">
      <style:text-properties officeooo:rsid="002877c5" officeooo:paragraph-rsid="002877c5"/>
    </style:style>
    <style:style style:name="P15" style:family="paragraph" style:parent-style-name="Standard">
      <style:text-properties officeooo:rsid="002912e9" officeooo:paragraph-rsid="002912e9"/>
    </style:style>
    <style:style style:name="P16" style:family="paragraph" style:parent-style-name="Standard">
      <style:text-properties officeooo:rsid="002aa94c" officeooo:paragraph-rsid="002aa94c"/>
    </style:style>
    <style:style style:name="P17" style:family="paragraph" style:parent-style-name="Standard">
      <style:text-properties officeooo:rsid="002c9a56" officeooo:paragraph-rsid="002c9a56"/>
    </style:style>
    <style:style style:name="P18" style:family="paragraph" style:parent-style-name="Standard">
      <style:text-properties officeooo:rsid="002e75ba" officeooo:paragraph-rsid="002e75ba"/>
    </style:style>
    <style:style style:name="P19" style:family="paragraph" style:parent-style-name="Standard">
      <style:text-properties officeooo:rsid="002fb73e" officeooo:paragraph-rsid="002fb73e"/>
    </style:style>
    <style:style style:name="P20" style:family="paragraph" style:parent-style-name="Standard">
      <style:text-properties officeooo:rsid="00318661" officeooo:paragraph-rsid="00318661"/>
    </style:style>
    <style:style style:name="P21" style:family="paragraph" style:parent-style-name="Standard">
      <style:text-properties officeooo:rsid="00332cbb" officeooo:paragraph-rsid="00332cbb"/>
    </style:style>
    <style:style style:name="P22" style:family="paragraph" style:parent-style-name="Standard">
      <style:text-properties style:text-underline-style="none" officeooo:rsid="00332cbb" officeooo:paragraph-rsid="00332cbb"/>
    </style:style>
    <style:style style:name="P23" style:family="paragraph" style:parent-style-name="Standard">
      <style:text-properties style:text-underline-style="none" officeooo:rsid="003417ba" officeooo:paragraph-rsid="003417ba"/>
    </style:style>
    <style:style style:name="P24" style:family="paragraph" style:parent-style-name="Standard">
      <style:text-properties style:text-underline-style="none" officeooo:rsid="00349755" officeooo:paragraph-rsid="00349755"/>
    </style:style>
    <style:style style:name="P25" style:family="paragraph" style:parent-style-name="Standard">
      <style:text-properties style:text-underline-style="none" officeooo:rsid="00363b64" officeooo:paragraph-rsid="00363b64"/>
    </style:style>
    <style:style style:name="P26" style:family="paragraph" style:parent-style-name="Standard">
      <style:text-properties style:text-underline-style="none" officeooo:rsid="0037c5af" officeooo:paragraph-rsid="0037c5af"/>
    </style:style>
    <style:style style:name="P27" style:family="paragraph" style:parent-style-name="Standard">
      <style:text-properties style:text-underline-style="none" officeooo:rsid="0038fbac" officeooo:paragraph-rsid="0038fbac"/>
    </style:style>
    <style:style style:name="P28" style:family="paragraph" style:parent-style-name="Standard">
      <style:text-properties style:text-underline-style="none" officeooo:rsid="003bd9b6" officeooo:paragraph-rsid="003bd9b6"/>
    </style:style>
    <style:style style:name="P29" style:family="paragraph" style:parent-style-name="Standard">
      <style:text-properties style:text-underline-style="none" officeooo:rsid="003d412c" officeooo:paragraph-rsid="003d412c"/>
    </style:style>
    <style:style style:name="P30" style:family="paragraph" style:parent-style-name="Standard">
      <style:text-properties style:text-underline-style="none" officeooo:rsid="003f1832" officeooo:paragraph-rsid="003f1832"/>
    </style:style>
    <style:style style:name="P31" style:family="paragraph" style:parent-style-name="Standard">
      <style:text-properties style:text-underline-style="none" officeooo:rsid="0040446d" officeooo:paragraph-rsid="0040446d"/>
    </style:style>
    <style:style style:name="P32" style:family="paragraph" style:parent-style-name="Standard">
      <style:text-properties style:text-underline-style="none" officeooo:rsid="00440894" officeooo:paragraph-rsid="00440894"/>
    </style:style>
    <style:style style:name="P33" style:family="paragraph" style:parent-style-name="Standard">
      <style:text-properties style:text-underline-style="none" officeooo:rsid="00459864" officeooo:paragraph-rsid="00459864"/>
    </style:style>
    <style:style style:name="P34" style:family="paragraph" style:parent-style-name="Standard">
      <style:text-properties style:text-underline-style="none" officeooo:rsid="0046bcfc" officeooo:paragraph-rsid="0046bcfc"/>
    </style:style>
    <style:style style:name="P35" style:family="paragraph" style:parent-style-name="Standard">
      <style:text-properties style:text-underline-style="none" officeooo:rsid="0046dc7e" officeooo:paragraph-rsid="0046dc7e"/>
    </style:style>
    <style:style style:name="P36" style:family="paragraph" style:parent-style-name="Standard">
      <style:text-properties style:text-underline-style="none" officeooo:rsid="004a4b7a" officeooo:paragraph-rsid="004a4b7a"/>
    </style:style>
    <style:style style:name="P37" style:family="paragraph" style:parent-style-name="Standard">
      <style:text-properties style:text-underline-style="none" officeooo:rsid="004bb768" officeooo:paragraph-rsid="004bb768"/>
    </style:style>
    <style:style style:name="P38" style:family="paragraph" style:parent-style-name="Standard">
      <style:text-properties style:text-underline-style="none" officeooo:rsid="004e46cf" officeooo:paragraph-rsid="004e46cf"/>
    </style:style>
    <style:style style:name="P39" style:family="paragraph" style:parent-style-name="Standard">
      <style:text-properties style:text-underline-style="none" officeooo:rsid="005069f6" officeooo:paragraph-rsid="005069f6"/>
    </style:style>
    <style:style style:name="P40" style:family="paragraph" style:parent-style-name="Standard">
      <style:text-properties style:text-underline-style="none" officeooo:rsid="0050a617" officeooo:paragraph-rsid="0050a617"/>
    </style:style>
    <style:style style:name="P41" style:family="paragraph" style:parent-style-name="Standard">
      <style:text-properties style:text-underline-style="none" officeooo:rsid="00524ad1" officeooo:paragraph-rsid="00524ad1"/>
    </style:style>
    <style:style style:name="P42" style:family="paragraph" style:parent-style-name="Standard">
      <style:text-properties style:text-underline-style="none" officeooo:rsid="0053428d" officeooo:paragraph-rsid="0053428d"/>
    </style:style>
    <style:style style:name="P43" style:family="paragraph" style:parent-style-name="Standard">
      <style:text-properties style:text-underline-style="none" officeooo:rsid="00556216" officeooo:paragraph-rsid="00556216"/>
    </style:style>
    <style:style style:name="P44" style:family="paragraph" style:parent-style-name="Standard">
      <style:text-properties style:text-underline-style="none" officeooo:rsid="00592897" officeooo:paragraph-rsid="00592897"/>
    </style:style>
    <style:style style:name="P45" style:family="paragraph" style:parent-style-name="Standard">
      <style:text-properties style:text-underline-style="none" officeooo:rsid="005aa242" officeooo:paragraph-rsid="005aa242"/>
    </style:style>
    <style:style style:name="P46" style:family="paragraph" style:parent-style-name="Standard">
      <style:text-properties style:text-underline-style="none" officeooo:rsid="005b6d7c" officeooo:paragraph-rsid="005b6d7c"/>
    </style:style>
    <style:style style:name="P47" style:family="paragraph" style:parent-style-name="Standard">
      <style:text-properties style:text-underline-style="none" officeooo:rsid="005d121c" officeooo:paragraph-rsid="005d121c"/>
    </style:style>
    <style:style style:name="P48" style:family="paragraph" style:parent-style-name="Standard">
      <style:text-properties style:text-underline-style="none" officeooo:rsid="005d5623" officeooo:paragraph-rsid="005d5623"/>
    </style:style>
    <style:style style:name="P49" style:family="paragraph" style:parent-style-name="Standard">
      <style:text-properties style:text-underline-style="none" officeooo:rsid="0060d12e" officeooo:paragraph-rsid="0060d12e"/>
    </style:style>
    <style:style style:name="P50" style:family="paragraph" style:parent-style-name="Standard">
      <style:text-properties style:text-underline-style="none" officeooo:rsid="0061cfbd" officeooo:paragraph-rsid="0061cfbd"/>
    </style:style>
    <style:style style:name="P51" style:family="paragraph" style:parent-style-name="Standard">
      <style:text-properties style:text-underline-style="none" officeooo:rsid="006430d9" officeooo:paragraph-rsid="006430d9"/>
    </style:style>
    <style:style style:name="P52" style:family="paragraph" style:parent-style-name="Standard">
      <style:text-properties style:text-underline-style="solid" style:text-underline-width="auto" style:text-underline-color="font-color" officeooo:rsid="005da4b7" officeooo:paragraph-rsid="005da4b7"/>
    </style:style>
    <style:style style:name="P53" style:family="paragraph" style:parent-style-name="Standard">
      <style:text-properties style:text-underline-style="solid" style:text-underline-width="auto" style:text-underline-color="font-color" officeooo:rsid="005e1049" officeooo:paragraph-rsid="005e1049"/>
    </style:style>
    <style:style style:name="P54" style:family="paragraph" style:parent-style-name="Standard">
      <style:text-properties style:text-underline-style="solid" style:text-underline-width="auto" style:text-underline-color="font-color" officeooo:rsid="006531dd" officeooo:paragraph-rsid="006531dd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69b547" officeooo:paragraph-rsid="0069b547" style:font-weight-asian="normal" style:font-weight-complex="normal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6c8950" officeooo:paragraph-rsid="006c8950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6d7227" officeooo:paragraph-rsid="006d7227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714015" officeooo:paragraph-rsid="00714015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73325b" officeooo:paragraph-rsid="0073325b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74c497" officeooo:paragraph-rsid="0074c497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78ae07" officeooo:paragraph-rsid="0078ae07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79ffd5" officeooo:paragraph-rsid="0079ffd5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82db3b" officeooo:paragraph-rsid="0082db3b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8542ff" officeooo:paragraph-rsid="008542ff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896ec3" officeooo:paragraph-rsid="00896ec3" style:font-weight-asian="normal" style:font-weight-complex="normal"/>
    </style:style>
    <style:style style:name="P66" style:family="paragraph" style:parent-style-name="Standard">
      <style:text-properties style:text-underline-style="none" officeooo:rsid="00603275" officeooo:paragraph-rsid="00603275"/>
    </style:style>
    <style:style style:name="P67" style:family="paragraph" style:parent-style-name="Standard">
      <style:text-properties style:text-underline-style="none" officeooo:rsid="00656134" officeooo:paragraph-rsid="00656134"/>
    </style:style>
    <style:style style:name="P68" style:family="paragraph" style:parent-style-name="Standard">
      <style:text-properties style:text-underline-style="none" officeooo:rsid="00660dcd" officeooo:paragraph-rsid="00660dcd"/>
    </style:style>
    <style:style style:name="P69" style:family="paragraph" style:parent-style-name="Standard">
      <style:text-properties style:text-underline-style="none" fo:font-weight="normal" officeooo:rsid="00680233" officeooo:paragraph-rsid="00660dcd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6b0c25" officeooo:paragraph-rsid="0069b547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6c8950" officeooo:paragraph-rsid="006c8950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6d7227" officeooo:paragraph-rsid="006d7227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6d7c99" officeooo:paragraph-rsid="006d7c99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6f4695" officeooo:paragraph-rsid="006f4695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6fc040" officeooo:paragraph-rsid="006fc040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7059a3" officeooo:paragraph-rsid="007059a3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70dee0" officeooo:paragraph-rsid="0070dee0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733201" officeooo:paragraph-rsid="00714015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73325b" officeooo:paragraph-rsid="0073325b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74c497" officeooo:paragraph-rsid="0074c497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771233" officeooo:paragraph-rsid="0074c497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7956f6" officeooo:paragraph-rsid="0078ae07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7956f6" officeooo:paragraph-rsid="007956f6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79ffd5" officeooo:paragraph-rsid="0079ffd5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7bfc25" officeooo:paragraph-rsid="007bfc25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7dcb51" officeooo:paragraph-rsid="007dcb51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7e4a10" officeooo:paragraph-rsid="007e4a10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7e7c3e" officeooo:paragraph-rsid="007e7c3e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80277f" officeooo:paragraph-rsid="0080277f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8149a1" officeooo:paragraph-rsid="008149a1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2db3b" officeooo:paragraph-rsid="0082db3b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499c2" officeooo:paragraph-rsid="0082db3b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542ff" officeooo:paragraph-rsid="008542f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81304" officeooo:paragraph-rsid="00881304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896ec3" officeooo:paragraph-rsid="00896ec3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8b3b66" officeooo:paragraph-rsid="008b3b66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8bf31b" officeooo:paragraph-rsid="008bf31b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8c6898" officeooo:paragraph-rsid="008c6898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8fe79b" officeooo:paragraph-rsid="008fe79b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910f78" officeooo:paragraph-rsid="00910f78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52e66" officeooo:paragraph-rsid="00952e66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968115" officeooo:paragraph-rsid="00968115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998111" officeooo:paragraph-rsid="00998111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9a2f76" officeooo:paragraph-rsid="009a2f76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9b3c1a" officeooo:paragraph-rsid="009b3c1a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9de37b" officeooo:paragraph-rsid="009de37b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9f0be5" officeooo:paragraph-rsid="009f0be5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a0e36c" officeooo:paragraph-rsid="00a0e36c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a20f6a" officeooo:paragraph-rsid="00a20f6a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a320ee" officeooo:paragraph-rsid="00a320ee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a58387" officeooo:paragraph-rsid="00a58387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a61445" officeooo:paragraph-rsid="00a61445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a64fe5" officeooo:paragraph-rsid="00a64fe5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a7aff8" officeooo:paragraph-rsid="00a7aff8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a99e4e" officeooo:paragraph-rsid="00a99e4e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ab1290" officeooo:paragraph-rsid="00ab1290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acaa4a" officeooo:paragraph-rsid="00acaa4a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aded2a" officeooo:paragraph-rsid="00aded2a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af6d47" officeooo:paragraph-rsid="00af6d47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b21f19" officeooo:paragraph-rsid="00b21f19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b36c21" officeooo:paragraph-rsid="00b36c21" style:font-weight-asian="normal" style:font-weight-complex="normal"/>
    </style:style>
    <style:style style:name="P122" style:family="paragraph" style:parent-style-name="Standard">
      <style:text-properties style:text-underline-style="solid" style:text-underline-width="auto" style:text-underline-color="font-color" officeooo:rsid="0061cfbd" officeooo:paragraph-rsid="0061cfbd" fo:background-color="#ffff00"/>
    </style:style>
    <style:style style:name="P123" style:family="paragraph" style:parent-style-name="Standard">
      <style:text-properties style:text-underline-style="solid" style:text-underline-width="auto" style:text-underline-color="font-color" fo:font-weight="normal" officeooo:rsid="00b62d57" officeooo:paragraph-rsid="00b62d57" style:font-weight-asian="normal" style:font-weight-complex="normal"/>
    </style:style>
    <style:style style:name="P124" style:family="paragraph" style:parent-style-name="Standard">
      <style:text-properties style:text-underline-style="solid" style:text-underline-width="auto" style:text-underline-color="font-color" fo:font-weight="normal" officeooo:rsid="00b6544f" officeooo:paragraph-rsid="00b6544f" style:font-weight-asian="normal" style:font-weight-complex="normal"/>
    </style:style>
    <style:style style:name="P125" style:family="paragraph" style:parent-style-name="Standard">
      <style:text-properties style:text-underline-style="solid" style:text-underline-width="auto" style:text-underline-color="font-color" fo:font-weight="normal" officeooo:rsid="00bb3294" officeooo:paragraph-rsid="00bb3294" style:font-weight-asian="normal" style:font-weight-complex="normal"/>
    </style:style>
    <style:style style:name="P126" style:family="paragraph" style:parent-style-name="Standard">
      <style:text-properties style:text-underline-style="solid" style:text-underline-width="auto" style:text-underline-color="font-color" fo:font-weight="normal" officeooo:rsid="00bd0407" officeooo:paragraph-rsid="00bd0407" style:font-weight-asian="normal" style:font-weight-complex="normal"/>
    </style:style>
    <style:style style:name="P127" style:family="paragraph" style:parent-style-name="Standard">
      <style:text-properties style:text-underline-style="solid" style:text-underline-width="auto" style:text-underline-color="font-color" fo:font-weight="normal" officeooo:rsid="00bd7bd6" officeooo:paragraph-rsid="00bd7bd6" style:font-weight-asian="normal" style:font-weight-complex="normal"/>
    </style:style>
    <style:style style:name="P128" style:family="paragraph" style:parent-style-name="Standard">
      <style:text-properties style:text-underline-style="solid" style:text-underline-width="auto" style:text-underline-color="font-color" fo:font-weight="normal" officeooo:rsid="00bd815c" officeooo:paragraph-rsid="00bd815c" style:font-weight-asian="normal" style:font-weight-complex="normal"/>
    </style:style>
    <style:style style:name="P129" style:family="paragraph" style:parent-style-name="Standard">
      <style:text-properties style:text-underline-style="solid" style:text-underline-width="auto" style:text-underline-color="font-color" fo:font-weight="normal" officeooo:rsid="00bec4ba" officeooo:paragraph-rsid="00bec4ba" style:font-weight-asian="normal" style:font-weight-complex="normal"/>
    </style:style>
    <style:style style:name="P130" style:family="paragraph" style:parent-style-name="Standard">
      <style:text-properties style:text-underline-style="solid" style:text-underline-width="auto" style:text-underline-color="font-color" fo:font-weight="normal" officeooo:rsid="00bfa779" officeooo:paragraph-rsid="00bfa779" style:font-weight-asian="normal" style:font-weight-complex="normal"/>
    </style:style>
    <style:style style:name="P131" style:family="paragraph" style:parent-style-name="Standard">
      <style:text-properties officeooo:rsid="00942230" officeooo:paragraph-rsid="00942230"/>
    </style:style>
    <style:style style:name="P132" style:family="paragraph" style:parent-style-name="Standard">
      <style:text-properties officeooo:rsid="009461c6" officeooo:paragraph-rsid="009461c6"/>
    </style:style>
    <style:style style:name="T1" style:family="text">
      <style:text-properties officeooo:rsid="00178f14"/>
    </style:style>
    <style:style style:name="T2" style:family="text">
      <style:text-properties officeooo:rsid="001afcf6"/>
    </style:style>
    <style:style style:name="T3" style:family="text">
      <style:text-properties officeooo:rsid="003056a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officeooo:rsid="00421ca3"/>
    </style:style>
    <style:style style:name="T7" style:family="text">
      <style:text-properties officeooo:rsid="00481453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4acc84"/>
    </style:style>
    <style:style style:name="T10" style:family="text">
      <style:text-properties officeooo:rsid="004ce7da"/>
    </style:style>
    <style:style style:name="T11" style:family="text">
      <style:text-properties officeooo:rsid="004f38d3"/>
    </style:style>
    <style:style style:name="T12" style:family="text">
      <style:text-properties officeooo:rsid="00564132"/>
    </style:style>
    <style:style style:name="T13" style:family="text">
      <style:text-properties style:text-position="super 58%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680233"/>
    </style:style>
    <style:style style:name="T16" style:family="text">
      <style:text-properties style:text-underline-style="none" officeooo:rsid="006b0c25"/>
    </style:style>
    <style:style style:name="T17" style:family="text">
      <style:text-properties style:text-underline-style="none" officeooo:rsid="006d7c99"/>
    </style:style>
    <style:style style:name="T18" style:family="text">
      <style:text-properties style:text-underline-style="none" officeooo:rsid="00733201"/>
    </style:style>
    <style:style style:name="T19" style:family="text">
      <style:text-properties style:text-underline-style="none" officeooo:rsid="00762aad"/>
    </style:style>
    <style:style style:name="T20" style:family="text">
      <style:text-properties style:text-underline-style="none" officeooo:rsid="00771233"/>
    </style:style>
    <style:style style:name="T21" style:family="text">
      <style:text-properties style:text-underline-style="none" officeooo:rsid="007956f6"/>
    </style:style>
    <style:style style:name="T22" style:family="text">
      <style:text-properties style:text-underline-style="none" officeooo:rsid="008499c2"/>
    </style:style>
    <style:style style:name="T23" style:family="text">
      <style:text-properties style:text-underline-style="none" officeooo:rsid="008a0cca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9376c3" style:font-weight-asian="normal" style:font-weight-complex="normal"/>
    </style:style>
    <style:style style:name="T26" style:family="text">
      <style:text-properties style:text-underline-style="none" fo:font-weight="normal" officeooo:rsid="009461c6" style:font-weight-asian="normal" style:font-weight-complex="normal"/>
    </style:style>
    <style:style style:name="T27" style:family="text">
      <style:text-properties style:text-underline-style="none" officeooo:rsid="00b714d4"/>
    </style:style>
    <style:style style:name="T28" style:family="text">
      <style:text-properties style:text-underline-style="none" officeooo:rsid="00b8dcf2"/>
    </style:style>
    <style:style style:name="T29" style:family="text">
      <style:text-properties style:text-underline-style="none" officeooo:rsid="00ba0c3b"/>
    </style:style>
    <style:style style:name="T30" style:family="text">
      <style:text-properties officeooo:rsid="005f511d"/>
    </style:style>
    <style:style style:name="T31" style:family="text">
      <style:text-properties officeooo:rsid="008e13d4"/>
    </style:style>
    <style:style style:name="T32" style:family="text">
      <style:text-properties officeooo:rsid="008e8ccc"/>
    </style:style>
    <style:style style:name="T33" style:family="text">
      <style:text-properties officeooo:rsid="0092e818"/>
    </style:style>
    <style:style style:name="T34" style:family="text">
      <style:text-properties officeooo:rsid="00968115"/>
    </style:style>
    <style:style style:name="T35" style:family="text">
      <style:text-properties officeooo:rsid="009788b1"/>
    </style:style>
    <style:style style:name="T36" style:family="text">
      <style:text-properties officeooo:rsid="009cefc6"/>
    </style:style>
    <style:style style:name="T37" style:family="text">
      <style:text-properties officeooo:rsid="00b16256"/>
    </style:style>
    <style:style style:name="T38" style:family="text">
      <style:text-properties officeooo:rsid="00b56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sp Notes</text:p>
      <text:p text:style-name="P1"/>
      <text:p text:style-name="P52">Part 1</text:p>
      <text:p text:style-name="P1"/>
      <text:p text:style-name="P2">1.1.2 <text:span text:style-name="T1">Whitespace </text:span></text:p>
      <text:p text:style-name="P2"/>
      <text:p text:style-name="P3">Amount of whitespace doesn't matter</text:p>
      <text:p text:style-name="P3"/>
      <text:p text:style-name="P4">1.2 <text:span text:style-name="T2">Running a program</text:span></text:p>
      <text:p text:style-name="P4"/>
      <text:p text:style-name="P4">Any list in Lisp is a program ready to run</text:p>
      <text:p text:style-name="P4"/>
      <text:p text:style-name="P5">when you evaluate a list, computer either:</text:p>
      <text:p text:style-name="P5">1. returns the list</text:p>
      <text:p text:style-name="P5">2. sends an error message</text:p>
      <text:p text:style-name="P5">3. treats the first symbol in the list as a command to do something</text:p>
      <text:p text:style-name="P5"/>
      <text:p text:style-name="P6"><text:span text:style-name="T8">' - called quote</text:span>. If in front of a list tells Lisp to do nothing with the list, just take it as it is written. If not in front of list then the first item in the list is a command. </text:p>
      <text:p text:style-name="P6"/>
      <text:p text:style-name="P7">1.3 Generate an error message</text:p>
      <text:p text:style-name="P7"/>
      <text:p text:style-name="P8">exit debugger by typing 'q'</text:p>
      <text:p text:style-name="P8"/>
      <text:p text:style-name="P9">(C-x, C-e) – execute a line</text:p>
      <text:p text:style-name="P8"/>
      <text:p text:style-name="P10">Read backtrace from the bottom up</text:p>
      <text:p text:style-name="P7"/>
      <text:p text:style-name="P11"><text:span text:style-name="T8">eval</text:span> – evaluate</text:p>
      <text:p text:style-name="P11"><text:span text:style-name="T8">sexp</text:span> – symbolic expression</text:p>
      <text:p text:style-name="P11"/>
      <text:p text:style-name="P12">1.4 Symbol Names and Function Definitions</text:p>
      <text:p text:style-name="P12"/>
      <text:p text:style-name="P13">a symbol like + isnt' the set of instructions the cpu uses, but is a way of locating the definition or set of instructions</text:p>
      <text:p text:style-name="P13"/>
      <text:p text:style-name="P14">one set of instructions can have several names. Ex '+' and plus</text:p>
      <text:p text:style-name="P15">a symbol can only have only one function definition at a time</text:p>
      <text:p text:style-name="P16">function definitions for a name can be changed</text:p>
      <text:p text:style-name="P17">you should name symbols according to the part of emacs it belongs</text:p>
      <text:p text:style-name="P17"><text:tab/>ex. Functions for Textinfo should start with 'texinfo-'</text:p>
      <text:p text:style-name="P17"><text:tab/>functions for reading mail should start with 'rmail-'</text:p>
      <text:p text:style-name="P17"/>
      <text:p text:style-name="P17"/>
      <text:p text:style-name="P18">1.5 the Lisp Interpreter</text:p>
      <text:p text:style-name="P18"/>
      <text:p text:style-name="P19">When evaluating a list, the interpreter:</text:p>
      <text:p text:style-name="P19">1. Checks for a quote before the list</text:p>
      <text:p text:style-name="P19"><text:tab/>if yes – just returns the list</text:p>
      <text:p text:style-name="P19"><text:soft-page-break/><text:tab/>if no – looks to see if there is a function definition for the first item in the list</text:p>
      <text:p text:style-name="P19"><text:tab/><text:tab/>if yes – executes function in the definition</text:p>
      <text:p text:style-name="P19"><text:tab/><text:tab/>if no – <text:span text:style-name="T3">prints error message</text:span></text:p>
      <text:p text:style-name="P19"/>
      <text:p text:style-name="P20">Complications </text:p>
      <text:p text:style-name="P20">1. For a symbol that's not quoted and doesn't have () around it, Lisp will try to determine the symbol's value as a variable</text:p>
      <text:p text:style-name="P20"/>
      <text:p text:style-name="P21">2. Some functions are used for special jobs like defining a function. (Called <text:span text:style-name="T4">Special Forms).</text:span></text:p>
      <text:p text:style-name="P22">Macros – translate a Lisp expression into another expression that gets evaluated instead of the origional expression. </text:p>
      <text:p text:style-name="P22"/>
      <text:p text:style-name="P23">3. Lisp always works on the innermost list first to evaluate the result of that list.</text:p>
      <text:p text:style-name="P23"/>
      <text:p text:style-name="P24">1.5.1 Byte Compiling</text:p>
      <text:p text:style-name="P24"/>
      <text:p text:style-name="P24">Lisp can interpret human-readable code and byte code</text:p>
      <text:p text:style-name="P24">Use byte-compile-file to transform human code into byte code</text:p>
      <text:p text:style-name="P24">Byte code files end with .elc</text:p>
      <text:p text:style-name="P24">Human code files end with .el</text:p>
      <text:p text:style-name="P24"/>
      <text:p text:style-name="P25">1.6 Evaluation</text:p>
      <text:p text:style-name="P25"/>
      <text:p text:style-name="P26">Evaluating an expression causes Lisp to return a value and somethimes carry out a side effect; or else produce an error</text:p>
      <text:p text:style-name="P26"/>
      <text:p text:style-name="P27">1.6.1 Evaluating Inner Lists</text:p>
      <text:p text:style-name="P27"/>
      <text:p text:style-name="P28">Outter list may use the value returned by inner list. This explains why inner expressions are evaluated first.</text:p>
      <text:p text:style-name="P28"/>
      <text:p text:style-name="P29">Running C-x C-e at different places in nested lists gives you different <text:span text:style-name="T7">answers</text:span></text:p>
      <text:p text:style-name="P28"/>
      <text:p text:style-name="P30">1. 7 Variables</text:p>
      <text:p text:style-name="P30"/>
      <text:p text:style-name="P31">A symbol can have a value or a function definition attached to it <text:span text:style-name="T6">or both at the same time.</text:span></text:p>
      <text:p text:style-name="P30"/>
      <text:p text:style-name="P32">To find the value of a variable type in the variable with no () around it</text:p>
      <text:p text:style-name="P32">To find the function definition of something type it inside ()</text:p>
      <text:p text:style-name="P30"/>
      <text:p text:style-name="P33">1. 9 Setting the Values of a Variables</text:p>
      <text:p text:style-name="P33"/>
      <text:p text:style-name="P34">Several ways a variable can be given a value: set, setq, let.</text:p>
      <text:p text:style-name="P34"/>
      <text:p text:style-name="P35">1.9.1 Using set</text:p>
      <text:p text:style-name="P35"/>
      <text:p text:style-name="P35">// <text:span text:style-name="T9">sets the symbol 'flowers' to innermost list</text:span></text:p>
      <text:p text:style-name="P36">(set 'flowers '(rose violet daisy buttercup))</text:p>
      <text:p text:style-name="P36"/>
      <text:p text:style-name="P37"><text:soft-page-break/>set returns items that make up defined list (rose violet daisy buttercup)</text:p>
      <text:p text:style-name="P37"/>
      <text:p text:style-name="Text_20_body">symbol 'flowers<text:span text:style-name="T10">'</text:span> is bound <text:span text:style-name="T10">to the inner list as a side-effect</text:span></text:p>
      <text:p text:style-name="P38">'flowers' can be viewed as a variable <text:span text:style-name="T11">with the list as its value</text:span></text:p>
      <text:p text:style-name="P38"/>
      <text:p text:style-name="P39">each Lisp function must return a value if it doesn't get an error, but will only have a side effect if it's designed to have one</text:p>
      <text:p text:style-name="P39"/>
      <text:p text:style-name="P39">executing flowers – returns (rose violet daisy buttercup)</text:p>
      <text:p text:style-name="P39">executing 'flowers – return flowers</text:p>
      <text:p text:style-name="P39"/>
      <text:p text:style-name="P40">set takes a variable name and a list. Both arguments need to be quoted unless you want them evaluated</text:p>
      <text:p text:style-name="P40"/>
      <text:p text:style-name="P41">if flowers returned a value after it was evaluated, set would try to set the value that was returned</text:p>
      <text:p text:style-name="P41"/>
      <text:p text:style-name="P42">1.9.2 using setq</text:p>
      <text:p text:style-name="P42"/>
      <text:p text:style-name="P43">Works just like set except the first argument is quoted automatically for you. <text:span text:style-name="T12">Also allows you to set several different variables to different values in one expression</text:span></text:p>
      <text:p text:style-name="P43"/>
      <text:p text:style-name="P44">(setq trees '(pine fir oak maple)</text:p>
      <text:p text:style-name="P44"><text:tab/>herbivores '(gazelle antelope zebra))</text:p>
      <text:p text:style-name="P44"/>
      <text:p text:style-name="P45">first arg is bound to second argument</text:p>
      <text:p text:style-name="P45">3<text:span text:style-name="T13">rd</text:span> arg is bound to 4<text:span text:style-name="T13">th</text:span> arg</text:p>
      <text:p text:style-name="P45">etc. </text:p>
      <text:p text:style-name="P45"/>
      <text:p text:style-name="P46">set and setq make a symbol <text:span text:style-name="T5">point</text:span> to a list</text:p>
      <text:p text:style-name="P43"/>
      <text:p text:style-name="P47">1.9.3 Counting</text:p>
      <text:p text:style-name="P47"/>
      <text:p text:style-name="P48">(setq counter 0); <text:tab/>//Initializer</text:p>
      <text:p text:style-name="P48">(setq counter (+ counter 1))/ <text:tab/><text:tab/>// Incrementer. like saying j = j + 1;</text:p>
      <text:p text:style-name="P48">counter;<text:tab/>// Counter</text:p>
      <text:p text:style-name="P48"/>
      <text:p text:style-name="P53">Part 2 <text:span text:style-name="T30">Practicing Evaluation</text:span></text:p>
      <text:p text:style-name="P66">Each editing command is an expression that gets evaluated. The first element of this expression is a function. </text:p>
      <text:p text:style-name="P66"/>
      <text:p text:style-name="P49">Self-insert-command <text:s/>- inserts the character you typed</text:p>
      <text:p text:style-name="P49"/>
      <text:p text:style-name="P50">functions you evaluate by typing keystrokes are <text:span text:style-name="T5">interactive functions</text:span></text:p>
      <text:p text:style-name="P122"/>
      <text:p text:style-name="P51">buffer-name and buffer-file-name show the difference between a file and a buffer.</text:p>
      <text:p text:style-name="P51"/>
      <text:p text:style-name="P54">File<text:span text:style-name="T14"> – information you record permanently in a computer, unless deleted</text:span></text:p>
      <text:p text:style-name="P54">Buffer<text:span text:style-name="T14">- information inside Emacs that will vanish when you end the editing session or when you kill the buffer. A buffer is like visiting a file.</text:span></text:p>
      <text:p text:style-name="P67"><text:soft-page-break/>Changing a buffer doesn't change the file until you save the buffer</text:p>
      <text:p text:style-name="P67"/>
      <text:p text:style-name="P67">nil = nothing or false</text:p>
      <text:p text:style-name="P67"/>
      <text:p text:style-name="P68">() - tell Lisp to treat text as functions; without ( ) interpreter tries to evaluate text as variables</text:p>
      <text:p text:style-name="P68"/>
      <text:p text:style-name="P69">* scratch * and * help * buffers aren't associated with any files</text:p>
      <text:p text:style-name="P55"><text:span text:style-name="T15">C-</text:span><text:span text:style-name="T14">u, C-x, C-e </text:span><text:span text:style-name="T16">outputs expression into buffer instead of the echo area</text:span></text:p>
      <text:p text:style-name="P70"/>
      <text:p text:style-name="P56"><text:span text:style-name="T16">2.</text:span><text:span text:style-name="T14">2 Getting Buffer</text:span></text:p>
      <text:p text:style-name="P71"/>
      <text:p text:style-name="P57"><text:span text:style-name="T14">use </text:span><text:span text:style-name="T17">(</text:span><text:span text:style-name="T14">current-buffer</text:span><text:span text:style-name="T17">)</text:span><text:span text:style-name="T14"> to get buffer itself instead of just the buffer name</text:span></text:p>
      <text:p text:style-name="P72"/>
      <text:p text:style-name="P73">(other-buffer) – gets you the most recent buffer before the one that's open</text:p>
      <text:p text:style-name="P73"/>
      <text:p text:style-name="P74">2.3 Switching Buffers</text:p>
      <text:p text:style-name="P74"/>
      <text:p text:style-name="P75">C-x b calls (switch-to-buffer (other-buffer))</text:p>
      <text:p text:style-name="P75"/>
      <text:p text:style-name="P76">When a computer program works on a buffer it doesn't need to be visible on screen</text:p>
      <text:p text:style-name="P76"/>
      <text:p text:style-name="P77">(switch-to-buffer) – switches buffer to the one Emacs is working on; and switches buffer displayed in the window to the new buffer. </text:p>
      <text:p text:style-name="P77"/>
      <text:p text:style-name="P58"><text:span text:style-name="T14">(set-buffer) – switches attention of the computer program to a different buffer. </text:span><text:span text:style-name="T18">Buffer on screen remains unchanged</text:span></text:p>
      <text:p text:style-name="P78"/>
      <text:p text:style-name="P59"><text:span text:style-name="T18">2.</text:span><text:span text:style-name="T14">4 Buffer Size and the Location of Point</text:span></text:p>
      <text:p text:style-name="P79"/>
      <text:p text:style-name="P80">(buffer-size) – tells you size of current buffer (number of chars in buffer)</text:p>
      <text:p text:style-name="P60">point<text:span text:style-name="T14"> – current position of cursor</text:span></text:p>
      <text:p text:style-name="P80"/>
      <text:p text:style-name="P60"><text:span text:style-name="T14">(point) – </text:span><text:span text:style-name="T19">tells you how many chars are between your cursor and </text:span><text:span text:style-name="T20">the beginning of the buffer</text:span></text:p>
      <text:p text:style-name="P81"/>
      <text:p text:style-name="P61"><text:span text:style-name="T20">(</text:span><text:span text:style-name="T14">point-min) – </text:span><text:span text:style-name="T21">returns minimum possible values of point in the current buffer. </text:span></text:p>
      <text:p text:style-name="P82"/>
      <text:p text:style-name="P83">(point-max) – returns maximum possible values of point in the current buffer</text:p>
      <text:p text:style-name="P83"/>
      <text:p text:style-name="P62">Part 3 How to Write Function Definitions</text:p>
      <text:p text:style-name="P84"/>
      <text:p text:style-name="P85">All functions are defined from other functions, except for a few primitive functions written in C. </text:p>
      <text:p text:style-name="P84"/>
      <text:p text:style-name="P86">Write functions in Elisp using other functions as building blocks.</text:p>
      <text:p text:style-name="P86"/>
      <text:p text:style-name="P87">Primitive functions used like those written in Elisp</text:p>
      <text:p text:style-name="P87"/>
      <text:p text:style-name="P88">3.1 The defun Macro</text:p>
      <text:p text:style-name="P88"/>
      <text:p text:style-name="P89">function definition is a Lisp expression that begins with defun (define function)</text:p>
      <text:p text:style-name="P90"><text:soft-page-break/>5 parts of a function definition after defun:</text:p>
      <text:p text:style-name="P91">1. Name of symbol the function will be attached to</text:p>
      <text:p text:style-name="P91">2. List of arguments that will be passed to the function. If no arguments, then an empty list</text:p>
      <text:p text:style-name="P63"><text:span text:style-name="T14">3. </text:span><text:span text:style-name="T22">Documentation describing the function (Optional, strongly recommended)</text:span></text:p>
      <text:p text:style-name="P63"><text:span text:style-name="T14">4. </text:span><text:span text:style-name="T22">Expression to make the funciton interactive so you can use it by typing M-x + name of function/key (optional)</text:span></text:p>
      <text:p text:style-name="P63"><text:span text:style-name="T14">5. </text:span><text:span text:style-name="T22">Code that instrucs the computer what to do. Body of function</text:span></text:p>
      <text:p text:style-name="P92"/>
      <text:p text:style-name="P64"><text:span text:style-name="T22">T</text:span><text:span text:style-name="T14">emplate:</text:span></text:p>
      <text:p text:style-name="P93">(defun function-name (arguments…)</text:p>
      <text:p text:style-name="P93"><text:tab/>“optional-documentation...”</text:p>
      <text:p text:style-name="P93"><text:tab/>(interactive argument-passing-info)<text:tab/>; optional</text:p>
      <text:p text:style-name="P93"><text:tab/>body…)</text:p>
      <text:p text:style-name="P93"/>
      <text:p text:style-name="P94">C-h f + function name = see the documentation for a fucntion</text:p>
      <text:p text:style-name="P94"/>
      <text:p text:style-name="P65"><text:span text:style-name="T14">Don</text:span><text:span text:style-name="T23">'</text:span><text:span text:style-name="T14">t indent the second line of a documentation string</text:span></text:p>
      <text:p text:style-name="P95"/>
      <text:p text:style-name="P96">3.2 Install a function definition</text:p>
      <text:p text:style-name="P96"/>
      <text:p text:style-name="P96"/>
      <text:p text:style-name="P96"/>
      <text:p text:style-name="P97">You can simply rewrite a function definition with the same name to rewrite it <text:span text:style-name="T32">and reinstall it</text:span></text:p>
      <text:p text:style-name="P97"/>
      <text:p text:style-name="P98">Everything on a line following a semicolon is a comment. <text:span text:style-name="T31">To stretch a comment over two or more lines, start each line with a semicolon</text:span></text:p>
      <text:p text:style-name="P98"/>
      <text:p text:style-name="P99">3.3 Make a function interactive</text:p>
      <text:p text:style-name="P99"/>
      <text:p text:style-name="P99">By inputting a list that begines with 'interactive' right after the documentation.</text:p>
      <text:p text:style-name="P99"/>
      <text:p text:style-name="P100">This allows you to invoke the function with M-x + the function name. <text:span text:style-name="T33">Or by typing the keys it's bound to.</text:span></text:p>
      <text:p text:style-name="P100"/>
      <text:p text:style-name="Standard"><text:span text:style-name="T25">(defun mulitply-by-seven (number)<text:tab/>; Interactive version.</text:span></text:p>
      <text:p text:style-name="Standard"><text:span text:style-name="T25"><text:tab/>“Mulitply NUMBER by seven.”</text:span></text:p>
      <text:p text:style-name="Standard"><text:span text:style-name="T25"><text:tab/>(interactive “p”)</text:span></text:p>
      <text:p text:style-name="Standard"><text:span text:style-name="T25"><text:tab/>(message “The result is %d” (* 7 number)))</text:span></text:p>
      <text:p text:style-name="Standard"><text:span text:style-name="T25"/></text:p>
      <text:p text:style-name="P131"><text:span text:style-name="T25">“</text:span><text:span text:style-name="T24">p” tells emacs to pass (number) as an argument.</text:span></text:p>
      <text:p text:style-name="P131"><text:span text:style-name="T24">“</text:span><text:span text:style-name="T26">p” argument tells emacs to interpret a prefix as a number to be passed to the function-name.</text:span></text:p>
      <text:p text:style-name="P132"><text:span text:style-name="T26">S</text:span><text:span text:style-name="T24">pecify prefix by typing C-u followd by a number or by typing META followed by a number</text:span></text:p>
      <text:p text:style-name="P100"/>
      <text:p text:style-name="P101">3.5 Install Code Permanently</text:p>
      <text:p text:style-name="P101">.<text:span text:style-name="T34">emacs – code for yourself</text:span></text:p>
      <text:p text:style-name="P102">use load functions to load other definitions</text:p>
      <text:p text:style-name="P102">site-init.el – <text:span text:style-name="T35">code for your whole site</text:span></text:p>
      <text:p text:style-name="P103">code for everybody – submit to FSF</text:p>
      <text:p text:style-name="P103"/>
      <text:p text:style-name="P104"><text:soft-page-break/>3.6 Let</text:p>
      <text:p text:style-name="P105">attaches a symbol to a value <text:span text:style-name="T36">for a certain function. Local variable</text:span></text:p>
      <text:p text:style-name="P105"/>
      <text:p text:style-name="P106">3 parts of Let</text:p>
      <text:p text:style-name="P106">1. Let symbol</text:p>
      <text:p text:style-name="P106">2. varlist – where each element is a symbol or a two-element list, the first element being a symbol</text:p>
      <text:p text:style-name="P106">3. body – usually made of one or more lists</text:p>
      <text:p text:style-name="P106"/>
      <text:p text:style-name="P107">(let varlist body….)</text:p>
      <text:p text:style-name="P107"/>
      <text:p text:style-name="P108">(let <text:tab/>((variable value)</text:p>
      <text:p text:style-name="P108"><text:tab/>(variable value)</text:p>
      <text:p text:style-name="P108"><text:tab/>…)</text:p>
      <text:p text:style-name="P108">body…)</text:p>
      <text:p text:style-name="P108"/>
      <text:p text:style-name="P109">in Let, uninitialized vars are defaulted to nil</text:p>
      <text:p text:style-name="P108"/>
      <text:p text:style-name="P110">3.7 Using 'if'</text:p>
      <text:p text:style-name="P110">(if true-or-false-test</text:p>
      <text:p text:style-name="P110"><text:tab/>action-to-carry-out-if-test-is-true)</text:p>
      <text:p text:style-name="P110"/>
      <text:p text:style-name="P112">ex.</text:p>
      <text:p text:style-name="P111">(defun type-of-animal (characteristic)</text:p>
      <text:p text:style-name="P111"><text:tab/>“Print message in echo area depending on CHARACTERISTIC.</text:p>
      <text:p text:style-name="P111">If the CHARACTERISTIC <text:s/>is the symbol 'fierce',</text:p>
      <text:p text:style-name="P111">then warn of a tiger.”</text:p>
      <text:p text:style-name="P111"><text:tab/>(if (equal characteristic 'fierce)</text:p>
      <text:p text:style-name="P111"><text:tab/><text:tab/>(message “It's a tiger!”)))</text:p>
      <text:p text:style-name="P111"/>
      <text:p text:style-name="P113">(equal) check if values are equal</text:p>
      <text:p text:style-name="P113"/>
      <text:p text:style-name="P114">3.8 If-then-else</text:p>
      <text:p text:style-name="P114"/>
      <text:p text:style-name="P115">(if true-or-false-test</text:p>
      <text:p text:style-name="P115"><text:tab/><text:tab/>action-to-carry-out-if-the-test-returns-true</text:p>
      <text:p text:style-name="P115"><text:tab/>action-to-carry-out-if-the-test-returns-false)</text:p>
      <text:p text:style-name="P115"/>
      <text:p text:style-name="P116">ex.</text:p>
      <text:p text:style-name="P116">(if (&gt; 4 5)</text:p>
      <text:p text:style-name="P116"><text:tab/><text:tab/>(message “4 falsely great</text:p>
      <text:p text:style-name="P114"/>
      <text:p text:style-name="P117">3.9 Truth and Falsehood</text:p>
      <text:p text:style-name="P117"/>
      <text:p text:style-name="P118">nil means:</text:p>
      <text:p text:style-name="P118">1. empty list</text:p>
      <text:p text:style-name="P118">2. false</text:p>
      <text:p text:style-name="P118"/>
      <text:p text:style-name="P119">any value that is not nil<text:span text:style-name="T37">(an empty list)</text:span> is considered true</text:p>
      <text:p text:style-name="P119"/>
      <text:p text:style-name="P120"><text:soft-page-break/>3.10 save-excursion</text:p>
      <text:p text:style-name="P120"/>
      <text:p text:style-name="P121">(save-excursion) <text:span text:style-name="T38">saves location of point and mark, executes body of function, restores point and mark to their previous spots. Keeps user from getting thrown off by unexpected point and mark movement. </text:span></text:p>
      <text:p text:style-name="P121"/>
      <text:p text:style-name="P123">Point<text:span text:style-name="T14"> – current location of cursor. </text:span></text:p>
      <text:p text:style-name="P123"><text:span text:style-name="T14">(point) returns current cursor position</text:span></text:p>
      <text:p text:style-name="P123"><text:span text:style-name="T14"/></text:p>
      <text:p text:style-name="P124">mark<text:span text:style-name="T14">- positon in buffer. </text:span><text:span text:style-name="T27">Position can be set, </text:span><text:span text:style-name="T28">and</text:span><text:span text:style-name="T27"> exchanged with point position. </text:span><text:span text:style-name="T28">You can set multiiple marks, </text:span><text:span text:style-name="T29">and jump to each mark.</text:span></text:p>
      <text:p text:style-name="P124"><text:span text:style-name="T29"/></text:p>
      <text:p text:style-name="P125">Region<text:span text:style-name="T14"> – part of buffer between point and mark</text:span></text:p>
      <text:p text:style-name="P125"><text:span text:style-name="T14"/></text:p>
      <text:p text:style-name="P126"><text:span text:style-name="T14">Use of (save-excursion) is good house-keeping</text:span></text:p>
      <text:p text:style-name="P126"><text:span text:style-name="T14"/></text:p>
      <text:p text:style-name="P127"><text:span text:style-name="T14">(save-excursion</text:span></text:p>
      <text:p text:style-name="P127"><text:span text:style-name="T14"><text:tab/>body…)</text:span></text:p>
      <text:p text:style-name="P127"><text:span text:style-name="T14"/></text:p>
      <text:p text:style-name="P128"><text:span text:style-name="T14">(save-excursion</text:span></text:p>
      <text:p text:style-name="P128"><text:span text:style-name="T14"><text:tab/>first-expression-in-body</text:span></text:p>
      <text:p text:style-name="P128"><text:span text:style-name="T14"><text:tab/>second-expression-in-body</text:span></text:p>
      <text:p text:style-name="P128"><text:span text:style-name="T14"><text:tab/>third-expression-in-body</text:span></text:p>
      <text:p text:style-name="P128"><text:span text:style-name="T14"><text:tab/>…</text:span></text:p>
      <text:p text:style-name="P128"><text:span text:style-name="T14"><text:tab/>last-expression-in-body)</text:span></text:p>
      <text:p text:style-name="P128"><text:span text:style-name="T14"/></text:p>
      <text:p text:style-name="P129"><text:span text:style-name="T14">common use inside let expressions</text:span></text:p>
      <text:p text:style-name="P129"><text:span text:style-name="T14">(let varlist</text:span></text:p>
      <text:p text:style-name="P129"><text:span text:style-name="T14"><text:tab/>(save-excursion</text:span></text:p>
      <text:p text:style-name="P129"><text:span text:style-name="T14"><text:tab/><text:tab/>body…))</text:span></text:p>
      <text:p text:style-name="P129"><text:span text:style-name="T14"/></text:p>
      <text:p text:style-name="P130"><text:span text:style-name="T14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9:22:35.706000000</meta:creation-date>
    <dc:date>2015-10-06T16:40:31.526000000</dc:date>
    <meta:editing-duration>PT14H51M50S</meta:editing-duration>
    <meta:editing-cycles>158</meta:editing-cycles>
    <meta:generator>LibreOffice/5.0.0.5$Windows_x86 LibreOffice_project/1b1a90865e348b492231e1c451437d7a15bb262b</meta:generator>
    <meta:document-statistic meta:table-count="0" meta:image-count="0" meta:object-count="0" meta:page-count="7" meta:paragraph-count="194" meta:word-count="1595" meta:character-count="9564" meta:non-whitespace-character-count="8084"/>
  </office:meta>
</office:document-meta>
</file>